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306cm" fo:min-width="31.504cm"/>
    </style:style>
    <style:style style:name="gr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1.942cm" fo:min-width="19.82cm"/>
    </style:style>
    <style:style style:name="gr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1.942cm" fo:min-width="10.9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164cm" fo:min-width="5.96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702cm" fo:min-width="3.63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036cm" fo:min-width="4.072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4.7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4.94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3333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32.004cm" svg:height="3.556cm" svg:x="1.778cm" svg:y="13.462cm">
            <text:p text:style-name="P1"><text:span text:style-name="T1">Xen Hypervis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0.32cm" svg:height="12.192cm" svg:x="1.778cm" svg:y="1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1.43cm" svg:height="12.192cm" svg:x="22.352cm" svg:y="1.0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4" draw:layer="layout" svg:width="9.144cm" svg:height="4.826cm" svg:x="12.446cm" svg:y="1.778cm">
            <text:p text:style-name="P1"><text:span text:style-name="T2">Xensto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5.842cm" svg:height="5.588cm" svg:x="6.35cm" svg:y="6.604cm">
            <text:p text:style-name="P1"><text:span text:style-name="T3">Dom0 Xenbu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5.842cm" svg:height="5.588cm" svg:x="26.67cm" svg:y="6.096cm">
            <text:p text:style-name="P1"><text:span text:style-name="T3">DomU Xenbu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4.572cm" svg:height="2.286cm" svg:x="2.286cm" svg:y="2.286cm">
            <text:p text:style-name="P1">xm / xl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6.858cm" svg:y1="3.048cm" svg:x2="12.446cm" svg:y2="4.064cm">
            <text:p/>
          </draw:line>
          <draw:line draw:style-name="gr7" draw:text-style-name="P6" draw:layer="layout" svg:x1="12.192cm" svg:y1="9.398cm" svg:x2="13.716cm" svg:y2="5.842cm">
            <text:p/>
          </draw:line>
          <draw:line draw:style-name="gr8" draw:text-style-name="P6" draw:layer="layout" svg:x1="26.67cm" svg:y1="8.636cm" svg:x2="20.32cm" svg:y2="5.842cm">
            <text:p/>
          </draw:line>
          <draw:frame draw:style-name="gr9" draw:text-style-name="P7" draw:layer="layout" svg:width="5.713cm" svg:height="0.962cm" svg:x="7.112cm" svg:y="2.086cm">
            <draw:text-box>
              <text:p>write device config</text:p>
            </draw:text-box>
          </draw:frame>
          <draw:frame draw:style-name="gr10" draw:text-style-name="P7" draw:layer="layout" svg:width="5.472cm" svg:height="0.962cm" svg:x="12.829cm" svg:y="7.928cm">
            <draw:text-box>
              <text:p>watch at xenstore</text:p>
            </draw:text-box>
          </draw:frame>
          <draw:frame draw:style-name="gr10" draw:text-style-name="P7" draw:layer="layout" svg:width="5.472cm" svg:height="0.962cm" svg:x="22.468cm" svg:y="5.896cm">
            <draw:text-box>
              <text:p>watch at xenstore</text:p>
            </draw:text-box>
          </draw:frame>
        </draw:g>
        <draw:frame draw:style-name="gr11" draw:text-style-name="P8" draw:layer="layout" svg:width="5.265cm" svg:height="1.432cm" svg:x="1.847cm" svg:y="11.522cm">
          <draw:text-box>
            <text:p><text:span text:style-name="T4">Domain 0</text:span></text:p>
          </draw:text-box>
        </draw:frame>
        <draw:frame draw:style-name="gr12" draw:text-style-name="P8" draw:layer="layout" svg:width="5.442cm" svg:height="1.432cm" svg:x="22.348cm" svg:y="11.522cm">
          <draw:text-box>
            <text:p><text:span text:style-name="T4">Domain U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9T14:06:51.028579314</dc:date>
    <meta:editing-duration>PT1H10M42S</meta:editing-duration>
    <meta:editing-cycles>73</meta:editing-cycles>
    <meta:generator>LibreOffice/5.1.4.2$Linux_X86_64 LibreOffice_project/10m0$Build-2</meta:generator>
    <meta:document-statistic meta:object-count="39"/>
  </office:meta>
</office:document-meta>
</file>